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6dc0" officeooo:paragraph-rsid="00126d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3:56:32.247410191</meta:creation-date>
    <dc:date>2015-04-08T14:11:42.447075679</dc:date>
    <meta:editing-duration>P0D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